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228in"/>
    </style:style>
    <style:style style:name="co2" style:family="table-column">
      <style:table-column-properties fo:break-before="auto" style:column-width="1.2264in"/>
    </style:style>
    <style:style style:name="co3" style:family="table-column">
      <style:table-column-properties fo:break-before="auto" style:column-width="1.3465in"/>
    </style:style>
    <style:style style:name="co4" style:family="table-column">
      <style:table-column-properties fo:break-before="auto" style:column-width="2.5118in"/>
    </style:style>
    <style:style style:name="co5" style:family="table-column">
      <style:table-column-properties fo:break-before="auto" style:column-width="3.9453in"/>
    </style:style>
    <style:style style:name="co6" style:family="table-column">
      <style:table-column-properties fo:break-before="auto" style:column-width="0.8272in"/>
    </style:style>
    <style:style style:name="co7" style:family="table-column">
      <style:table-column-properties fo:break-before="auto" style:column-width="0.889in"/>
    </style:style>
    <style:style style:name="ro1" style:family="table-row">
      <style:table-row-properties style:row-height="0.1736in" fo:break-before="auto" style:use-optimal-row-height="true"/>
    </style:style>
    <style:style style:name="ro2" style:family="table-row">
      <style:table-row-properties style:row-height="0.489in" fo:break-before="auto" style:use-optimal-row-height="true"/>
    </style:style>
    <style:style style:name="ro3" style:family="table-row">
      <style:table-row-properties style:row-height="0.9618in" fo:break-before="auto" style:use-optimal-row-height="true"/>
    </style:style>
    <style:style style:name="ro4" style:family="table-row">
      <style:table-row-properties style:row-height="0.6465in" fo:break-before="auto" style:use-optimal-row-height="true"/>
    </style:style>
    <style:style style:name="ro5" style:family="table-row">
      <style:table-row-properties style:row-height="1.5917in" fo:break-before="auto" style:use-optimal-row-height="true"/>
    </style:style>
    <style:style style:name="ro6" style:family="table-row">
      <style:table-row-properties style:row-height="1.4339in" fo:break-before="auto" style:use-optimal-row-height="true"/>
    </style:style>
    <style:style style:name="ro7" style:family="table-row">
      <style:table-row-properties style:row-height="1.7492in" fo:break-before="auto" style:use-optimal-row-height="true"/>
    </style:style>
    <style:style style:name="ro8" style:family="table-row">
      <style:table-row-properties style:row-height="1.1189in" fo:break-before="auto" style:use-optimal-row-height="true"/>
    </style:style>
    <style:style style:name="ro9" style:family="table-row">
      <style:table-row-properties style:row-height="1.2764in" fo:break-before="auto" style:use-optimal-row-height="true"/>
    </style:style>
    <style:style style:name="ro10" style:family="table-row">
      <style:table-row-properties style:row-height="1.9071in" fo:break-before="auto" style:use-optimal-row-height="true"/>
    </style:style>
    <style:style style:name="ro11" style:family="table-row">
      <style:table-row-properties style:row-height="2.0728in" fo:break-before="auto" style:use-optimal-row-height="true"/>
    </style:style>
    <style:style style:name="ro12" style:family="table-row">
      <style:table-row-properties style:row-height="0.8043in" fo:break-before="auto" style:use-optimal-row-height="true"/>
    </style:style>
    <style:style style:name="ro13" style:family="table-row">
      <style:table-row-properties style:row-height="2.2299in" fo:break-before="auto" style:use-optimal-row-height="true"/>
    </style:style>
    <style:style style:name="ro14"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vertical-align="middle"/>
      <style:text-properties fo:font-weight="bold" style:font-weight-asian="bold" style:font-weight-complex="bold"/>
    </style:style>
    <style:style style:name="ce2" style:family="table-cell" style:parent-style-name="Default" style:data-style-name="N100">
      <style:table-cell-properties fo:wrap-option="wrap" style:vertical-align="middle"/>
    </style:style>
    <style:style style:name="ce3" style:family="table-cell" style:parent-style-name="Default">
      <style:table-cell-properties fo:wrap-option="wrap" style:vertical-align="middle"/>
      <style:text-properties fo:font-weight="bold" style:font-weight-asian="bold" style:font-weight-complex="bold"/>
    </style:style>
    <style:style style:name="ce4" style:family="table-cell" style:parent-style-name="Default">
      <style:table-cell-properties fo:wrap-option="wrap" style:vertical-align="middle"/>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number-columns-repeated="1018" table:default-cell-style-name="ce4"/>
        <table:table-row table:style-name="ro1">
          <table:table-cell table:style-name="ce1" office:value-type="string">
            <text:p>Date</text:p>
          </table:table-cell>
          <table:table-cell table:style-name="ce3" office:value-type="string">
            <text:p>Title</text:p>
          </table:table-cell>
          <table:table-cell table:style-name="ce3" office:value-type="string">
            <text:p>Details</text:p>
          </table:table-cell>
          <table:table-cell table:style-name="ce3" office:value-type="string">
            <text:p>URL</text:p>
          </table:table-cell>
          <table:table-cell table:style-name="ce3" office:value-type="string">
            <text:p>Note</text:p>
          </table:table-cell>
          <table:table-cell table:style-name="ce3" office:value-type="string">
            <text:p>Type</text:p>
          </table:table-cell>
          <table:table-cell table:style-name="ce3" table:number-columns-repeated="1018"/>
        </table:table-row>
        <table:table-row table:style-name="ro2">
          <table:table-cell office:value-type="string">
            <text:p>02/02/2009</text:p>
          </table:table-cell>
          <table:table-cell office:value-type="string">
            <text:p>India to Unveil the £7 Laptop</text:p>
          </table:table-cell>
          <table:table-cell office:value-type="string">
            <text:p>Randeep Ramesh, The Guardian</text:p>
          </table:table-cell>
          <table:table-cell office:value-type="string">
            <text:p>http://www.theguardian.com/world/2009/feb/02/india-computer-cheapest/</text:p>
          </table:table-cell>
          <table:table-cell office:value-type="string">
            <text:p>Sakshat, a Rs. 500 laptop, is to be launched. Designed by Vellore Institute of Technology, IIT Madras, and Semiconductor Complex.</text:p>
          </table:table-cell>
          <table:table-cell office:value-type="string">
            <text:p>News</text:p>
          </table:table-cell>
          <table:table-cell table:number-columns-repeated="1018"/>
        </table:table-row>
        <table:table-row table:style-name="ro2">
          <table:table-cell office:value-type="string">
            <text:p>04/02/2009</text:p>
          </table:table-cell>
          <table:table-cell office:value-type="string">
            <text:p>‘Ultra-Low-Cost’ Access Device Introduced</text:p>
          </table:table-cell>
          <table:table-cell office:value-type="string">
            <text:p>A.D. Rangarajan, The Hindu</text:p>
          </table:table-cell>
          <table:table-cell office:value-type="string">
            <text:p>http://www.hindu.com/2009/02/04/stories/2009020457282000.htm</text:p>
          </table:table-cell>
          <table:table-cell office:value-type="string">
            <text:p>MoHRD launched Sakshat, a palmtop Internet access device, priced between $20 to $30.</text:p>
          </table:table-cell>
          <table:table-cell office:value-type="string">
            <text:p>News</text:p>
          </table:table-cell>
          <table:table-cell table:number-columns-repeated="1018"/>
        </table:table-row>
        <table:table-row table:style-name="ro3">
          <table:table-cell office:value-type="string">
            <text:p>04/02/2009</text:p>
          </table:table-cell>
          <table:table-cell office:value-type="string">
            <text:p>Finally, a Glimpse of the $10 Laptop</text:p>
          </table:table-cell>
          <table:table-cell office:value-type="string">
            <text:p>Indian Express</text:p>
          </table:table-cell>
          <table:table-cell office:value-type="string">
            <text:p>http://archive.indianexpress.com/news/finally-a-glimpse-of-the--10-laptop/418846/0</text:p>
          </table:table-cell>
          <table:table-cell office:value-type="string">
            <text:p>Ministry sources say the device will come with a 2GB RAM, wi-fi and broadband landline connectivity facilities, a USB port, a small screen and keyboard and will be powered with a 2Watt system to suit even villages and areas with poor power supply. Efforts are on to explore ways to power it with solar energy and dynamo-run cheap systems.</text:p>
          </table:table-cell>
          <table:table-cell office:value-type="string">
            <text:p>News</text:p>
          </table:table-cell>
          <table:table-cell table:number-columns-repeated="1018"/>
        </table:table-row>
        <table:table-row table:style-name="ro4">
          <table:table-cell office:value-type="string">
            <text:p>04/02/2009</text:p>
          </table:table-cell>
          <table:table-cell office:value-type="string">
            <text:p>India's "$10 Laptop" is Vaporware, So Far</text:p>
          </table:table-cell>
          <table:table-cell office:value-type="string">
            <text:p>OLPC News</text:p>
          </table:table-cell>
          <table:table-cell office:value-type="string">
            <text:p>http://www.olpcnews.com/countries/india/india_10_laptop_is_vaporware.html</text:p>
          </table:table-cell>
          <table:table-cell office:value-type="string">
            <text:p>Quotes Time of India report that Sakshat is more of storage device from which content can be accessed using a separate computer. In no way Sakshat is an alternative to the OLPC project.</text:p>
          </table:table-cell>
          <table:table-cell office:value-type="string">
            <text:p>News</text:p>
          </table:table-cell>
          <table:table-cell table:number-columns-repeated="1018"/>
        </table:table-row>
        <table:table-row table:style-name="ro5">
          <table:table-cell office:value-type="string">
            <text:p>22/07/2010</text:p>
          </table:table-cell>
          <table:table-cell office:value-type="string">
            <text:p>Low Cost Access–Cum-Computing Device Unveiled by Shri Kapil Sibal</text:p>
          </table:table-cell>
          <table:table-cell office:value-type="string">
            <text:p>Press Information Bureau, GoI</text:p>
          </table:table-cell>
          <table:table-cell office:value-type="string">
            <text:p>http://www.pib.nic.in/newsite/erelease.aspx?relid=63417</text:p>
          </table:table-cell>
          <table:table-cell office:value-type="string">
            <text:p>Kapil Sibal, Minister, MoHRD, launches low cost computing-cum-access device, priced around $35. IIT Rajasthan and other technical institutes are setting up R&amp;D facilities to further reduce piece and improve quality. The device is expected to facilitate access to free education content created as part of the National Programme on Technology Enhanced Learning (NPTEL), and being distributed through the Sakshat”, YouTube and NPTEL portals. All these efforts are part of <text:s/>National Mission on Education through ICT (NMEICT).</text:p>
          </table:table-cell>
          <table:table-cell office:value-type="string">
            <text:p>Government</text:p>
          </table:table-cell>
          <table:table-cell table:number-columns-repeated="1018"/>
        </table:table-row>
        <table:table-row table:style-name="ro3">
          <table:table-cell office:value-type="string">
            <text:p>23/07/2010</text:p>
          </table:table-cell>
          <table:table-cell office:value-type="string">
            <text:p>India Unveils Prototype for $35 Touch-Screen Computer</text:p>
          </table:table-cell>
          <table:table-cell office:value-type="string">
            <text:p>BBC News South Asia</text:p>
          </table:table-cell>
          <table:table-cell office:value-type="string">
            <text:p>http://www.bbc.co.uk/news/world-south-asia-10740817</text:p>
          </table:table-cell>
          <table:table-cell office:value-type="string">
            <text:p>Kapil Sibal introduced a tablet computer (still branded as 'Sakshat') aimed at students. Developed by IITs and other technical institutes, the tablet supports web browsing, video conferencing and word processing. It, however, has no hard disk but runs on a memory card. The operating system is (indicated to be) an unspecified Linux distribution.</text:p>
          </table:table-cell>
          <table:table-cell office:value-type="string">
            <text:p>News</text:p>
          </table:table-cell>
          <table:table-cell table:number-columns-repeated="1018"/>
        </table:table-row>
        <table:table-row table:style-name="ro3">
          <table:table-cell office:value-type="string">
            <text:p>28/07/2010</text:p>
          </table:table-cell>
          <table:table-cell office:value-type="string">
            <text:p>India's $35 Tablet: A Stalled Revolution</text:p>
          </table:table-cell>
          <table:table-cell office:value-type="string">
            <text:p>Suhasini Sakhare, The Guardian</text:p>
          </table:table-cell>
          <table:table-cell office:value-type="string">
            <text:p>http://www.theguardian.com/commentisfree/2010/jul/28/india-tablet-computer-stalled-revolution</text:p>
          </table:table-cell>
          <table:table-cell office:value-type="string">
            <text:p>“Beyond the issue of proper connectivity infrastructure, demand will come only with awareness and computer literacy. Unless it channels and meets the demand for usable, accessible knowledge, the $35 tablet will remain an interesting oddity, a shortsighted solution and a fledgling power's fist-waving response.”</text:p>
          </table:table-cell>
          <table:table-cell office:value-type="string">
            <text:p>News</text:p>
          </table:table-cell>
          <table:table-cell table:number-columns-repeated="1018"/>
        </table:table-row>
        <table:table-row table:style-name="ro6">
          <table:table-cell office:value-type="string">
            <text:p>29/07/2010</text:p>
          </table:table-cell>
          <table:table-cell office:value-type="string">
            <text:p>OLPC's Open Letter to Kapil Sibbal</text:p>
          </table:table-cell>
          <table:table-cell office:value-type="string">
            <text:p>Nicholas Negroponte, OLPC</text:p>
          </table:table-cell>
          <table:table-cell office:value-type="string">
            <text:p>http://laptop.org/en/vision/essays/35-tablet.shtml</text:p>
          </table:table-cell>
          <table:table-cell office:value-type="string">
            <text:p>India is so big that you risk being satisfied with your internal market. Don’t. The world needs your device and leadership. Your tablet is not an “answer” or “competitor” to OLPC’s XO laptop. It is a member of a family dedicated to creating peace and prosperity through the transformation of education. In closing, I repeat my offer: full access to all of our technology, cost free. I urge you to send a team to MIT and OLPC at your earliest convenience so we can share our results with you.</text:p>
          </table:table-cell>
          <table:table-cell office:value-type="string">
            <text:p>Misc</text:p>
          </table:table-cell>
          <table:table-cell table:number-columns-repeated="1018"/>
        </table:table-row>
        <table:table-row table:style-name="ro7">
          <table:table-cell office:value-type="string">
            <text:p>06/08/2010</text:p>
          </table:table-cell>
          <table:table-cell office:value-type="string">
            <text:p>India's $35 Laptop Scheme Needs Help</text:p>
          </table:table-cell>
          <table:table-cell office:value-type="string">
            <text:p>The Inquirer</text:p>
          </table:table-cell>
          <table:table-cell office:value-type="string">
            <text:p>http://www.theinquirer.net/inquirer/feature/1726891/indias-usd35-laptop-scheme-help</text:p>
          </table:table-cell>
          <table:table-cell office:value-type="string">
            <text:p>The problem is, not only did the Indian government fail to provide a release date but it is still looking for a firm to build the device. Then came the news that while India's human resource development minister Kapil Sibal had said, "The motherboard, its chip, the processing, connectivity, all of them cumulatively cost around $35, including memory, display, everything," the bill of materials ended up at $47. That figure doesn't even include logistics and labour. What's more, Sibal's grandiose statement that the device "is our answer to MIT's $100 computer" seems to put the cart miles before the horse.</text:p>
          </table:table-cell>
          <table:table-cell office:value-type="string">
            <text:p>News</text:p>
          </table:table-cell>
          <table:table-cell table:number-columns-repeated="1018"/>
        </table:table-row>
        <table:table-row table:style-name="ro8">
          <table:table-cell office:value-type="string">
            <text:p>03/09/2010</text:p>
          </table:table-cell>
          <table:table-cell office:value-type="string">
            <text:p>HCL Wins Contract for 100,000 $35 Tablets for India</text:p>
          </table:table-cell>
          <table:table-cell office:value-type="string">
            <text:p>Nikhil Pahwa, Medianama</text:p>
          </table:table-cell>
          <table:table-cell office:value-type="string">
            <text:p>http://www.medianama.com/2010/09/223-35-tablet-hcl-india/</text:p>
          </table:table-cell>
          <table:table-cell office:value-type="string">
            <text:p>HCL Infosystems has won a contract to manufacture 100,000 of the Indian governments $35 tablets, to be rolled out before the 10th of January 2011. The Indian government is allocating Rs. 30 crore (around $6.4 million) for the project. IIT Rajasthan will test the device. The Indian government has already announced plans to distribute 1 million of these units in 2011, to university students.</text:p>
          </table:table-cell>
          <table:table-cell office:value-type="string">
            <text:p>News</text:p>
          </table:table-cell>
          <table:table-cell table:number-columns-repeated="1018"/>
        </table:table-row>
        <table:table-row table:style-name="ro7">
          <table:table-cell office:value-type="string">
            <text:p>10/09/2010</text:p>
          </table:table-cell>
          <table:table-cell office:value-type="string">
            <text:p>Is India's $35 Laptop Really Indian?</text:p>
          </table:table-cell>
          <table:table-cell office:value-type="string">
            <text:p>Jaimon Joseph, CNN-IBN</text:p>
          </table:table-cell>
          <table:table-cell office:value-type="string">
            <text:p>http://ibnlive.in.com/blogs/jaimonjoseph/326/62006/is-indias--35-laptop-really-indian.html</text:p>
          </table:table-cell>
          <table:table-cell office:value-type="string">
            <text:p>Indian manufacturers I spoke to suggest it's impossible to get a tablet to the customer at $35. Go shopping for a computer's individual components alone, and the cheapest bill you could get comes to around $50... Ten years ago, that project was hailed as path breaking by the world media. Politicians latched on and claimed it as their own. Yet, as soon as the limelight faded, government backing vanished and the company was left high and dry. Today, they're seeing a slow uptick in demand. But only because it's an idea whose time has come. Not because of any help from the government.</text:p>
          </table:table-cell>
          <table:table-cell office:value-type="string">
            <text:p>Misc</text:p>
          </table:table-cell>
          <table:table-cell table:number-columns-repeated="1018"/>
        </table:table-row>
        <table:table-row table:style-name="ro9">
          <table:table-cell office:value-type="string">
            <text:p>10/09/2010</text:p>
          </table:table-cell>
          <table:table-cell office:value-type="string">
            <text:p>The Truth about $35 Android Tablet from Indian Government (Update)</text:p>
          </table:table-cell>
          <table:table-cell office:value-type="string">
            <text:p>Gaurav Shukla, AndroidOS.in</text:p>
          </table:table-cell>
          <table:table-cell office:value-type="string">
            <text:p>http://www.androidos.in/2010/09/the-truth-about-35-android-tablet-from-indian-government/</text:p>
          </table:table-cell>
          <table:table-cell office:value-type="string">
            <text:p>Indian government is actually showing off some Chinese company’s product as their home developed path-breaking innovation... If government wanted to do something like this, why involve India’s top engineering colleges’ name in the whole thing. Why destroy their reputation. Government is just buying a tablet, which I am sure nobody else is buying, in bulk on a cheap rate and then subsidizing it to sell it for $35.</text:p>
          </table:table-cell>
          <table:table-cell office:value-type="string">
            <text:p>News</text:p>
          </table:table-cell>
          <table:table-cell table:number-columns-repeated="1018"/>
        </table:table-row>
        <table:table-row table:style-name="ro8">
          <table:table-cell office:value-type="string">
            <text:p>18/01/2011</text:p>
          </table:table-cell>
          <table:table-cell office:value-type="string">
            <text:p>Tender for $35 Laptop Project Cancelled</text:p>
          </table:table-cell>
          <table:table-cell office:value-type="string">
            <text:p>Harsimran Julka &amp; Gulveen Aulakh, The Economic Times</text:p>
          </table:table-cell>
          <table:table-cell office:value-type="string">
            <text:p>http://articles.economictimes.indiatimes.com/2011-01-18/news/28432799_1_laptop-project-bank-guarantee-sakshat</text:p>
          </table:table-cell>
          <table:table-cell office:value-type="string">
            <text:p>The government's ambitious $35 laptop project has hit a roadblock. The tender for the $35 laptop termed 'Sakshat' (given to HCL Infosystems) has been cancelled, and the government is now issuing a new tender, as the earlier vendor failed to furnish a bank guarantee of Rs 60 crore. The $35 laptop was scheduled to be launched by January 15, 2011.</text:p>
          </table:table-cell>
          <table:table-cell office:value-type="string">
            <text:p>News</text:p>
          </table:table-cell>
          <table:table-cell table:number-columns-repeated="1018"/>
        </table:table-row>
        <table:table-row table:style-name="ro3">
          <table:table-cell office:value-type="string">
            <text:p>03/08/2011</text:p>
          </table:table-cell>
          <table:table-cell office:value-type="string">
            <text:p>Is India’s Elusive $35 Laptop at Hand?</text:p>
          </table:table-cell>
          <table:table-cell office:value-type="string">
            <text:p>Pamposh Raina, The New York Times</text:p>
          </table:table-cell>
          <table:table-cell office:value-type="string">
            <text:p>http://bits.blogs.nytimes.com/2011/08/03/is-indias-elusive-35-laptop-at-hand/?_php=true&amp;_type=blogs&amp;scp=1&amp;sq=Pamposh%20and%20laptop&amp;st=cse&amp;_r=0</text:p>
          </table:table-cell>
          <table:table-cell office:value-type="string">
            <text:p>“All the naysayers will be unpleasantly surprised,” Mr. Sibal said during an interview in his New Delhi office. He said he already has a version of the dirt-cheap laptop. What’s it look like? Well, unfortunately, it was at home, not in the office, he said. “I must be able to work on it.”</text:p>
          </table:table-cell>
          <table:table-cell office:value-type="string">
            <text:p>News</text:p>
          </table:table-cell>
          <table:table-cell table:number-columns-repeated="1018"/>
        </table:table-row>
        <table:table-row table:style-name="ro6">
          <table:table-cell office:value-type="string">
            <text:p>05/10/2011</text:p>
          </table:table-cell>
          <table:table-cell office:value-type="string">
            <text:p>Shri Kapil Sibal Launches ‘Aakash’, Low Cost Access Device</text:p>
          </table:table-cell>
          <table:table-cell office:value-type="string">
            <text:p>Press Information Bureau, GoI</text:p>
          </table:table-cell>
          <table:table-cell office:value-type="string">
            <text:p>http://pib.nic.in/newsite/PrintRelease.aspx?relid=76476</text:p>
          </table:table-cell>
          <table:table-cell office:value-type="string">
            <text:p>Kapil Sibal, Minister, MoHRD, launched ‘Aakash’, a low cost access cum computing device, which was distributed among 500 children on the occasion. Sibal underlined that Aakash will help in eliminating digital illiteracy, and that would also require high quality study content being created made accessible to students. The device was developed as part of NMEICT, and IIT Rajasthan at Jodhpur was given the task to procure and test these devices based on the design and specifications finalised by the Mission’s team.</text:p>
          </table:table-cell>
          <table:table-cell office:value-type="string">
            <text:p>Government</text:p>
          </table:table-cell>
          <table:table-cell table:number-columns-repeated="1018"/>
        </table:table-row>
        <table:table-row table:style-name="ro5">
          <table:table-cell office:value-type="string">
            <text:p>05/10/2011</text:p>
          </table:table-cell>
          <table:table-cell office:value-type="string">
            <text:p>Aakash Tablet - FAQ and Brief History</text:p>
          </table:table-cell>
          <table:table-cell office:value-type="string">
            <text:p>Department of Electronics and Information Technology, GoI</text:p>
          </table:table-cell>
          <table:table-cell office:value-type="string">
            <text:p>https://github.com/ajantriks/aakash/blob/master/docs/2011.10.05%20-%20DeitY%20-%20FAQs%20for%20the%20Aakash%20Tablet.pdf, https://github.com/ajantriks/aakash/blob/master/docs/2011.10.05%20-%20DeitY%20-%20The%20History%20of%20Aakash.pdf</text:p>
          </table:table-cell>
          <table:table-cell office:value-type="string">
            <text:p>The objective of the core team of experts was to create specifications for a made-­for-­purpose device, in this case, the purpose being education... Various open-­source educational software packages like Sci-­lab etc will also be ported on to this device. Using this device, students can also access all the content created under the other components of NMEICT like Virtual labs, N-­LIST etc. Features were added or removed keeping in mind that the two key objectives – enabling education and keeping the price low.</text:p>
          </table:table-cell>
          <table:table-cell office:value-type="string">
            <text:p>Government</text:p>
          </table:table-cell>
          <table:table-cell table:number-columns-repeated="1018"/>
        </table:table-row>
        <table:table-row table:style-name="ro10">
          <table:table-cell office:value-type="string">
            <text:p>05/10/2011</text:p>
          </table:table-cell>
          <table:table-cell office:value-type="string">
            <text:p>Story of India’s $35 Aakash Tablet</text:p>
          </table:table-cell>
          <table:table-cell office:value-type="string">
            <text:p>Gaurav Shukla, AndroidOS.in</text:p>
          </table:table-cell>
          <table:table-cell office:value-type="string">
            <text:p>http://www.androidos.in/2011/10/story-of-indian-35-aakash-tablet/</text:p>
          </table:table-cell>
          <table:table-cell office:value-type="string">
            <text:p>This launch [of Sakshat] never happened; then there were many reports of HCL backing out from the testing of the tablet and other reports how tablet was going to land in January 2011 and then postponed to the next Academic session and all that... But suddenly in September 2011, there were rumors of the tablet being launched again and how new tenders were passed and manufacturers changed... Then came the October 5 launch date, press invites were sent and finally the press conference took place earlier today. To our surprise, the tablet at display in the press conference was not even 1pc similar to the tablet prototype showcased 15 months back.</text:p>
          </table:table-cell>
          <table:table-cell office:value-type="string">
            <text:p>News</text:p>
          </table:table-cell>
          <table:table-cell table:number-columns-repeated="1018"/>
        </table:table-row>
        <table:table-row table:style-name="ro7">
          <table:table-cell office:value-type="string">
            <text:p>05/10/2011</text:p>
          </table:table-cell>
          <table:table-cell office:value-type="string">
            <text:p>$35 Tablet: From Prototype to Reality</text:p>
          </table:table-cell>
          <table:table-cell office:value-type="string">
            <text:p>Sameer Mitha, NDTV</text:p>
          </table:table-cell>
          <table:table-cell office:value-type="string">
            <text:p>http://www.ndtv.com/convergence/ndtv/new/Ndtv-Show-Special-Story.aspx?ID=647&amp;StoryID=GADEN20110185457</text:p>
          </table:table-cell>
          <table:table-cell office:value-type="string">
            <text:p>The prototype was honestly a "too good to be true" device when we laid our hands on it. It had a camera, Wi-Fi, a resistive touchscreen with a stylus, Android 2.1OS and physical control buttons. In terms of connectivity, it supported flash storage, SIM card slot, a full USB port, mini USB port and a video out. The overall feel of the device was that it was thick and had a rubberized texture to it. All that has effectively changed in the final version of the device. Apart from the rubberized finish, you'd think the device was redesigned from the ground up. The final unit has lost all the connectivity options its prototype counterpart offered.</text:p>
          </table:table-cell>
          <table:table-cell office:value-type="string">
            <text:p>News</text:p>
          </table:table-cell>
          <table:table-cell table:number-columns-repeated="1018"/>
        </table:table-row>
        <table:table-row table:style-name="ro7">
          <table:table-cell office:value-type="string">
            <text:p>05/10/2011</text:p>
          </table:table-cell>
          <table:table-cell office:value-type="string">
            <text:p>Obsession with a $35 Machine</text:p>
          </table:table-cell>
          <table:table-cell office:value-type="string">
            <text:p>Live Mint</text:p>
          </table:table-cell>
          <table:table-cell office:value-type="string">
            <text:p>http://www.livemint.com/Opinion/pDylZwUCNk3eX8l6AUz1oM/Ourview--Obsession-with-a-35-machine.html</text:p>
          </table:table-cell>
          <table:table-cell office:value-type="string">
            <text:p>Even if NME-ICT gets this device right, the impact it will have on education remains to be seen. The evidence on the Sakshat website is less than inspiring. The HRD ministry and NME-ICT have said that this portal will be used to spread information to colleges and to help them network and interact. Currently, there is woefully little content. Sections titled e-books and e-repository have little content. The Web page for the National Programme on Technology Enhanced Learning (NPTEL), which is supposed to host video lectures on science and technology, currently says it has 135 videos. NPTEL was established in 2003.</text:p>
          </table:table-cell>
          <table:table-cell office:value-type="string">
            <text:p>News</text:p>
          </table:table-cell>
          <table:table-cell table:number-columns-repeated="1018"/>
        </table:table-row>
        <table:table-row table:style-name="ro6">
          <table:table-cell office:value-type="string">
            <text:p>05/10/2011</text:p>
          </table:table-cell>
          <table:table-cell office:value-type="string">
            <text:p>Meet Aakash, India’s $35 ‘Laptop’</text:p>
          </table:table-cell>
          <table:table-cell office:value-type="string">
            <text:p>Pamposh Raina and Heather Timmons, The New York Times</text:p>
          </table:table-cell>
          <table:table-cell office:value-type="string">
            <text:p>http://india.blogs.nytimes.com/2011/10/05/meet-aakash-indias-35-laptop/?scp=1&amp;sq=Aakash&amp;st=cse</text:p>
          </table:table-cell>
          <table:table-cell office:value-type="string">
            <text:p>Unlike DataWind’s other products, which are made in China, the new device will be manufactured in India, Ms. Khan said, by a company called Quad. DataWind won the tender from the government to provide 100,000 devices, beating out several other bidders, Ms. Khan said. If the trial run is successful, “the next order is for one million units,” she said. An executive at Quad Electronics in Secunderabad, Andhra Pradesh, confirmed in a telephone interview that his company would be manufacturing the tablets in India.</text:p>
          </table:table-cell>
          <table:table-cell office:value-type="string">
            <text:p>News</text:p>
          </table:table-cell>
          <table:table-cell table:number-columns-repeated="1018"/>
        </table:table-row>
        <table:table-row table:style-name="ro9">
          <table:table-cell office:value-type="string">
            <text:p>06/10/2011</text:p>
          </table:table-cell>
          <table:table-cell office:value-type="string">
            <text:p>Aakash Tablet Hands On - Full Review</text:p>
          </table:table-cell>
          <table:table-cell office:value-type="string">
            <text:p>Karan Goel, MashGeek</text:p>
          </table:table-cell>
          <table:table-cell office:value-type="string">
            <text:p>http://www.mashgeek.com/aakash-tablet-review/1000/</text:p>
          </table:table-cell>
          <table:table-cell office:value-type="string">
            <text:p>Costing a fraction of Apple’s iPad, the subsidized Aakash is aimed at students. It supports web browsing and video conferencing, has a three-hour battery life and two USB ports, but questions remain over how it will perform. At the launch in the Indian capital, Delhi, Human Resource Development Minister Kapil Sibal handed out 500 Aakash (meaning sky) tablets to students who will test them, including me. :)</text:p>
          </table:table-cell>
          <table:table-cell office:value-type="string">
            <text:p>Misc</text:p>
          </table:table-cell>
          <table:table-cell table:number-columns-repeated="1018"/>
        </table:table-row>
        <table:table-row table:style-name="ro6">
          <table:table-cell office:value-type="string">
            <text:p>06/10/2011</text:p>
          </table:table-cell>
          <table:table-cell office:value-type="string">
            <text:p>Aiming for the Other One Billion</text:p>
          </table:table-cell>
          <table:table-cell office:value-type="string">
            <text:p>Heather Timmons, The New York Times</text:p>
          </table:table-cell>
          <table:table-cell office:value-type="string">
            <text:p>http://india.blogs.nytimes.com/2011/10/06/aiming-for-the-other-one-billion/?scp=4&amp;sq=Aakash&amp;st=cse</text:p>
          </table:table-cell>
          <table:table-cell office:value-type="string">
            <text:p>In India “there are one billion people left out,” Mr. Tuli said, “and the way to include them is lower the price.” Mobile phone use underwent what Mr. Tuli calls a revolution in India when the price of phones dropped below 2,000 rupees. India has more than 600 million mobile phone subscribers. DataWind is in discussions with several private telecommunication providers, searching for a partner for the monthly tariff of 99 rupees. The commercial tablet also will make phone calls.</text:p>
          </table:table-cell>
          <table:table-cell office:value-type="string">
            <text:p>News</text:p>
          </table:table-cell>
          <table:table-cell table:number-columns-repeated="1018"/>
        </table:table-row>
        <table:table-row table:style-name="ro8">
          <table:table-cell office:value-type="string">
            <text:p>08/10/2011</text:p>
          </table:table-cell>
          <table:table-cell office:value-type="string">
            <text:p>City Firm Develops World's Cheapest Tablet PC 'Aakash'</text:p>
          </table:table-cell>
          <table:table-cell office:value-type="string">
            <text:p>M. Sai Gopal, The Hindu</text:p>
          </table:table-cell>
          <table:table-cell office:value-type="string">
            <text:p>http://www.thehindu.com/news/cities/Hyderabad/city-firm-develops-worlds-cheapest-tablet-pc-aakash/article2520296.ece</text:p>
          </table:table-cell>
          <table:table-cell office:value-type="string">
            <text:p>“Our ultimate aim is to bring down the price of the tablet to $10. It is not impossible and we can do it. It is also high time that the Indian manufacturing companies stand-up and prove that we are capable of doing it,” says Raminder Singh Soin, Managing Director of QUAD Electronics. QUAD, which stands for Quality Under Able Dynamics, is handling the task of manufacturing one lakh units of the cheapest tablet.</text:p>
          </table:table-cell>
          <table:table-cell office:value-type="string">
            <text:p>News</text:p>
          </table:table-cell>
          <table:table-cell table:number-columns-repeated="1018"/>
        </table:table-row>
        <table:table-row table:style-name="ro9">
          <table:table-cell office:value-type="string">
            <text:p>09/10/2011</text:p>
          </table:table-cell>
          <table:table-cell office:value-type="string">
            <text:p>'We want to target the billion Indians who are cut off'</text:p>
          </table:table-cell>
          <table:table-cell office:value-type="string">
            <text:p>Interview of Suneet Singh Tuli by Saira Kurup, Times of India</text:p>
          </table:table-cell>
          <table:table-cell office:value-type="string">
            <text:p>http://timesofindia.indiatimes.com/home/stoi/deep-focus/We-want-to-target-the-billion-Indians-who-are-cut-off/articleshow/10284832.cms</text:p>
          </table:table-cell>
          <table:table-cell office:value-type="string">
            <text:p>The whole world has been trying to create a $100 laptop and has failed. This device with wi-fi, GPRS, one that works as a phone has an MRP of Rs 2,999. We are not surprised anymore when a rickshawalla has a mobile phone. What if a few years from now, we aren't surprised that his kids are using the internet... I want to make lots of profit but I realize that the way to make it is to go after the billion Indians who are cut off.</text:p>
          </table:table-cell>
          <table:table-cell office:value-type="string">
            <text:p>News</text:p>
          </table:table-cell>
          <table:table-cell table:number-columns-repeated="1018"/>
        </table:table-row>
        <table:table-row table:style-name="ro9">
          <table:table-cell office:value-type="string">
            <text:p>15/10/2011</text:p>
          </table:table-cell>
          <table:table-cell office:value-type="string">
            <text:p>Power in Your Palm</text:p>
          </table:table-cell>
          <table:table-cell office:value-type="string">
            <text:p>Interview of Suneet Singh Tuli by <text:s/>G. Ananthakrishnan, The Hindu</text:p>
          </table:table-cell>
          <table:table-cell office:value-type="string">
            <text:p>http://www.thehindu.com/features/magazine/power-in-your-palm/article2539906.ece</text:p>
          </table:table-cell>
          <table:table-cell office:value-type="string">
            <text:p>The biggest role of the [NMEICT] programme was in testing. Over the last eight months, we have been testing the prototype on a weekly basis. As we went into the production stage, the analysis was done by IIT Rajasthan and two key people. Usually, they do testing on a small number of units, but we took 1,500 units and put 150 students on it, subjecting the tablet to all kinds of different tests and they did a marvellous job.</text:p>
          </table:table-cell>
          <table:table-cell office:value-type="string">
            <text:p>News</text:p>
          </table:table-cell>
          <table:table-cell table:number-columns-repeated="1018"/>
        </table:table-row>
        <table:table-row table:style-name="ro5">
          <table:table-cell office:value-type="string">
            <text:p>22/10/2011</text:p>
          </table:table-cell>
          <table:table-cell office:value-type="string">
            <text:p>$10 Tablet Possible, Says Maker of Aakash </text:p>
          </table:table-cell>
          <table:table-cell office:value-type="string">
            <text:p>Innovation Toronto</text:p>
          </table:table-cell>
          <table:table-cell office:value-type="string">
            <text:p>http://www.innovationtoronto.com/2011/10/10-tablet-possible-says-maker-of-aakash/</text:p>
          </table:table-cell>
          <table:table-cell office:value-type="string">
            <text:p>“If India can usher in a mobile revolution, why not an Internet revolution? A rickshaw puller, who has a cell phone today, can have a computer tomorrow. Our client is not the man who can afford the iPhone. Our client is the man on the street who still reveres the computer. “We want to end that reverence by making the device as simple as a toy – that common, that easy,” said the Ludhiana-born, 43-year-old Sikh entrepreneur, who, along with his brother Raja Tuli, gave body to India’s vision of producing cheap laptops as educational tools for the poorest of students.</text:p>
          </table:table-cell>
          <table:table-cell office:value-type="string">
            <text:p>News</text:p>
          </table:table-cell>
          <table:table-cell table:number-columns-repeated="1018"/>
        </table:table-row>
        <table:table-row table:style-name="ro5">
          <table:table-cell office:value-type="string">
            <text:p>26/10/2011</text:p>
          </table:table-cell>
          <table:table-cell office:value-type="string">
            <text:p>India’s $35 Aakash Android Tablet Lands in America</text:p>
          </table:table-cell>
          <table:table-cell office:value-type="string">
            <text:p>Chikodi Chima, VentureBeat</text:p>
          </table:table-cell>
          <table:table-cell office:value-type="string">
            <text:p>http://venturebeat.com/2011/10/26/aakash-android-tablet-exclusive/</text:p>
          </table:table-cell>
          <table:table-cell office:value-type="string">
            <text:p>Unlike the XO, the low-cost laptop produced by One Laptop Per Child for the world’s poorest children, with help from Frog Design, the Aakash tablet is not going to win any beauty pageants. This is certainly one of its strengths... What makes the Aakash tablet different is that its creators didn’t strive for perfection. Instead, the emphasis was on getting the product into the market quickly so it could be adopted, tinkered with, and improved over time. As Wadhwa said, “to get the cost down, you have to make some compromises.”</text:p>
          </table:table-cell>
          <table:table-cell office:value-type="string">
            <text:p>News</text:p>
          </table:table-cell>
          <table:table-cell table:number-columns-repeated="1018"/>
        </table:table-row>
        <table:table-row table:style-name="ro11">
          <table:table-cell office:value-type="string">
            <text:p>10/11/2011</text:p>
          </table:table-cell>
          <table:table-cell office:value-type="string">
            <text:p>The Big Ideas Inside a New Version of India's $35 Aakash Tablet</text:p>
          </table:table-cell>
          <table:table-cell office:value-type="string">
            <text:p>Nidhi Subbaraman, Fast Company</text:p>
          </table:table-cell>
          <table:table-cell office:value-type="string">
            <text:p>http://www.fastcompany.com/1794000/big-ideas-inside-new-version-indias-35-aakash-tablet</text:p>
          </table:table-cell>
          <table:table-cell office:value-type="string">
            <text:p>The first versions of Aakash took shape at the Jodhpur, Rajasthan, campus of the Indian Institute of Technology as part of a government-backed undertaking to bring affordable computers to students in India... Prem Kumar Kalra, the professor at IIT Kanpur, began engineering the tablet in 2009 with a target price of $50. He brought his work to Jodhpur when he moved to IIT Rajastan to lead the new campus as its director... The hardware innards of IIT's first version of Aakash exist already, Gupta tells Fast Company. The IIT team picked parts that would meet some basic performance specs, while keeping the overall cost low. The team had a pre-manufacture proof-of-concept of the tablet by August 2010, but the university lacked the ability to mass produce it.</text:p>
          </table:table-cell>
          <table:table-cell office:value-type="string">
            <text:p>News</text:p>
          </table:table-cell>
          <table:table-cell table:number-columns-repeated="1018"/>
        </table:table-row>
        <table:table-row table:style-name="ro8">
          <table:table-cell office:value-type="string">
            <text:p>29/11/2011</text:p>
          </table:table-cell>
          <table:table-cell office:value-type="string">
            <text:p>Develop Apps for Aakash, Get Rewarded</text:p>
          </table:table-cell>
          <table:table-cell office:value-type="string">
            <text:p>Man Mohan Rai &amp; Harsimran Julka, Times of India</text:p>
          </table:table-cell>
          <table:table-cell office:value-type="string">
            <text:p>http://m.timesofindia.com/PDATOI/articleshow/10915029.cms</text:p>
          </table:table-cell>
          <table:table-cell office:value-type="string">
            <text:p>To boot, Nasscom Foundation has partnered with Datawind and announced a contest wherein 10 NGOs will have an opportunity to win 20 tablets each, mainly to improve their operations and programme implementation. To win these tablets, the social organisations will have to showcase how best they can leverage Aakash tablet for promoting education, health and livelihood.</text:p>
          </table:table-cell>
          <table:table-cell office:value-type="string">
            <text:p>News</text:p>
          </table:table-cell>
          <table:table-cell table:number-columns-repeated="1018"/>
        </table:table-row>
        <table:table-row table:style-name="ro6">
          <table:table-cell office:value-type="string">
            <text:p>15/12/2011</text:p>
          </table:table-cell>
          <table:table-cell office:value-type="string">
            <text:p>Online Booking for Aakash Tablet Starts</text:p>
          </table:table-cell>
          <table:table-cell office:value-type="string">
            <text:p>Sandeep Budki, The Mobile Indian</text:p>
          </table:table-cell>
          <table:table-cell office:value-type="string">
            <text:p>http://www.themobileindian.com/news/4283_Online-booking-for-Aakash-tablet-starts</text:p>
          </table:table-cell>
          <table:table-cell office:value-type="string">
            <text:p>DataWind, the Canadian company that is manufacturing Aakash, has started the online booking and pre booking of the much anticipated low cost Android tablet. Online booking is for students' version of the tablet and pre booking is for UbiSlate 7, the upgraded version of Aakash. Students' version of Aakash will be available for Rs 2,500 and will be delivered in seven days. The commercial version, UbiSlate 7 is priced at Rs 2,999. The payment mode for both the tablets is cash on delivery.</text:p>
          </table:table-cell>
          <table:table-cell office:value-type="string">
            <text:p>News</text:p>
          </table:table-cell>
          <table:table-cell table:number-columns-repeated="1018"/>
        </table:table-row>
        <table:table-row table:style-name="ro3">
          <table:table-cell office:value-type="string">
            <text:p>03/01/2012</text:p>
          </table:table-cell>
          <table:table-cell office:value-type="string">
            <text:p>14 Lakh Aakash Tablets Booked in 14 Days</text:p>
          </table:table-cell>
          <table:table-cell office:value-type="string">
            <text:p>Harsimran Julka, The Economic Times</text:p>
          </table:table-cell>
          <table:table-cell office:value-type="string">
            <text:p><text:a xlink:href="http://articles.economictimes.indiatimes.com/2012-01-03/news/30584606_1_aakash-tablets-indian-tablet-market-current-tablet" xlink:type="simple">http://articles.economictimes.indiatimes.com/2012-01-03/news/30584606_1_aakash-tablets-indian-tablet-market-current-tablet</text:a></text:p>
          </table:table-cell>
          <table:table-cell office:value-type="string">
            <text:p>To cater to the 'unexpected' demand, UK-based vendor Datawind, the maker of the $35 tablet, has decided to establish three new factories - in Cochin, Noida and Hyderabad - in the first half of 2012 to assemble the tablet. Datawind currently has only one factory in Hyderabad, with its vendor Quad, which makes the LCD panel for the tablet.</text:p>
          </table:table-cell>
          <table:table-cell office:value-type="string">
            <text:p>News</text:p>
          </table:table-cell>
          <table:table-cell table:number-columns-repeated="1018"/>
        </table:table-row>
        <table:table-row table:style-name="ro9">
          <table:table-cell office:value-type="string">
            <text:p>08/01/2012</text:p>
          </table:table-cell>
          <table:table-cell office:value-type="string">
            <text:p>Kapil Sibal's Cheap Aakash Proves to be a Dud</text:p>
          </table:table-cell>
          <table:table-cell office:value-type="string">
            <text:p>Ritika Chopra, Mail Today</text:p>
          </table:table-cell>
          <table:table-cell office:value-type="string">
            <text:p><text:a xlink:href="http://indiatoday.intoday.in/story/kapil-sibal-cheapest-tablet-of-world-aakash-failure/1/167730.html" xlink:type="simple">http://indiatoday.intoday.in/story/kapil-sibal-cheapest-tablet-of-world-aakash-failure/1/167730.html</text:a></text:p>
          </table:table-cell>
          <table:table-cell office:value-type="string">
            <text:p>Three months after it was launched amid much fanfare, Aakash - an affordable "access device" priced at Rs.2,250 - seems to be in need of a makeover. The feedback received from 600-odd students, who have used the tablet as part of the pilot run, has revealed quite a few drawbacks in the device that have been acknowledged by Kapil Sibal's Ministry of Human Resource Development (HRD) and are currently being worked upon.</text:p>
          </table:table-cell>
          <table:table-cell office:value-type="string">
            <text:p>News</text:p>
          </table:table-cell>
          <table:table-cell table:number-columns-repeated="1018"/>
        </table:table-row>
        <table:table-row table:style-name="ro5">
          <table:table-cell office:value-type="string">
            <text:p>13/01/2012</text:p>
          </table:table-cell>
          <table:table-cell office:value-type="string">
            <text:p>Kapil Sibal's Low-Cost Aakash Tablet may be Shelved </text:p>
          </table:table-cell>
          <table:table-cell office:value-type="string">
            <text:p>Sanjay Singh, Mail Today</text:p>
          </table:table-cell>
          <table:table-cell office:value-type="string">
            <text:p><text:a xlink:href="http://indiatoday.intoday.in/story/aakash-low-cost-india-tablet-kapil-sibal/1/168564.html" xlink:type="simple">http://indiatoday.intoday.in/story/aakash-low-cost-india-tablet-kapil-sibal/1/168564.html</text:a></text:p>
          </table:table-cell>
          <table:table-cell office:value-type="string">
            <text:p>The Union human resource development (HRD) ministry may refuse to extend the letter of credit (LC) to Montreal-based DataWind, the makers of the world's cheapest computer tablet, Aakash, priced at Rs.2,250 after a series of faults were detected, owing to which buyers have largely dumped it... Sources said the idea conceptualised by Sibal for an affordable tablet has been hijacked by corporate giant, Mukesh-Ambani's Reliance Industries Ltd (RIL), which plans to launch its fourthgeneration (4G) services later this year and sell tablets at cheap price of around Rs.3,500.</text:p>
          </table:table-cell>
          <table:table-cell office:value-type="string">
            <text:p>News</text:p>
          </table:table-cell>
          <table:table-cell table:number-columns-repeated="1018"/>
        </table:table-row>
        <table:table-row table:style-name="ro8">
          <table:table-cell office:value-type="string">
            <text:p>16/01/2012</text:p>
          </table:table-cell>
          <table:table-cell office:value-type="string">
            <text:p>Aakash Tablet: Datawind Opposes IIT's Test Standard</text:p>
          </table:table-cell>
          <table:table-cell office:value-type="string">
            <text:p>The Times of India</text:p>
          </table:table-cell>
          <table:table-cell office:value-type="string">
            <text:p><text:a xlink:href="http://timesofindia.indiatimes.com/tech/tech-news/Aakash-tablet-Datawind-opposes-IITs-test-standard/articleshow/11508146.cms" xlink:type="simple">http://timesofindia.indiatimes.com/tech/tech-news/Aakash-tablet-Datawind-opposes-IITs-test-standard/articleshow/11508146.cms</text:a></text:p>
          </table:table-cell>
          <table:table-cell office:value-type="string">
            <text:p>Datawind CEO Sunit Sing Tuli told PTI that the test specifications have been proposed by the IIT after the tender document was submitted and were not a part of the original tender... Test criteria made by the IIT is based on millitary specification of a rugged product, he said, adding, "We have objected to it that millitary specifications do not make sense."</text:p>
          </table:table-cell>
          <table:table-cell office:value-type="string">
            <text:p>News</text:p>
          </table:table-cell>
          <table:table-cell table:number-columns-repeated="1018"/>
        </table:table-row>
        <table:table-row table:style-name="ro12">
          <table:table-cell office:value-type="string">
            <text:p>18/01/2012</text:p>
          </table:table-cell>
          <table:table-cell office:value-type="string">
            <text:p>Aakash Loses Government Edge</text:p>
          </table:table-cell>
          <table:table-cell office:value-type="string">
            <text:p>Sandeep Budki, The Mobile Indian</text:p>
          </table:table-cell>
          <table:table-cell office:value-type="string">
            <text:p><text:a xlink:href="http://www.themobileindian.com/news/4811_Aakash-loses-government-edge" xlink:type="simple">http://www.themobileindian.com/news/4811_Aakash-loses-government-edge</text:a></text:p>
          </table:table-cell>
          <table:table-cell office:value-type="string">
            <text:p>Aakash tablet has been criticised for its poor battery life, poor processor that is unable to do multi-tasking and below par display quality. Meanwhile, the Indian government is now thinking to bring a better low cost tablet which will address the drawback of the original Aakash tablet.</text:p>
          </table:table-cell>
          <table:table-cell office:value-type="string">
            <text:p>News</text:p>
          </table:table-cell>
          <table:table-cell table:number-columns-repeated="1018"/>
        </table:table-row>
        <table:table-row table:style-name="ro7">
          <table:table-cell office:value-type="string">
            <text:p>01/02/2012</text:p>
          </table:table-cell>
          <table:table-cell office:value-type="string">
            <text:p>Searching for the Aakash</text:p>
          </table:table-cell>
          <table:table-cell office:value-type="string">
            <text:p>Jairaj Bhattacharya, Chiteisri Devi, and Kenneth R. Foster, IEEE Spectrum</text:p>
          </table:table-cell>
          <table:table-cell office:value-type="string">
            <text:p><text:a xlink:href="http://spectrum.ieee.org/geek-life/tools-toys/searching-for-the-aakash" xlink:type="simple">http://spectrum.ieee.org/geek-life/tools-toys/searching-for-the-aakash</text:a></text:p>
          </table:table-cell>
          <table:table-cell office:value-type="string">
            <text:p>Aakash-1 is a basic 7-inch tablet running Android 2.2 on a 366-megahertz Conexant processor with a microSD slot, two standard USB ports, an audio port and input jack, and a mere 256 megabytes of memory. It has Wi-Fi connectivity but no Bluetooth or cellular service. The key word is basic—and painfully slow. Slower even than cheap mobile phones in India, which typically come with 699‑MHz processors. Its limited battery life—a maximum of 2.5 hours, which falls to 1 hour and 20 minutes with video or other applications running—is disappointing for a device that’s supposed to be used in villages where access to electricity is sporadic at best.</text:p>
          </table:table-cell>
          <table:table-cell office:value-type="string">
            <text:p>News</text:p>
          </table:table-cell>
          <table:table-cell table:number-columns-repeated="1018"/>
        </table:table-row>
        <table:table-row table:style-name="ro7">
          <table:table-cell office:value-type="string">
            <text:p>02/02/2012</text:p>
          </table:table-cell>
          <table:table-cell office:value-type="string">
            <text:p>Govt to Take away Aakash Deal from IIT Rajasthan </text:p>
          </table:table-cell>
          <table:table-cell office:value-type="string">
            <text:p>The Economic Times</text:p>
          </table:table-cell>
          <table:table-cell office:value-type="string">
            <text:p><text:a xlink:href="http://articles.economictimes.indiatimes.com/2012-02-02/news/31017361_1_aakash2-iit-rajasthan-tablets" xlink:type="simple">http://articles.economictimes.indiatimes.com/2012-02-02/news/31017361_1_aakash2-iit-rajasthan-tablets</text:a></text:p>
          </table:table-cell>
          <table:table-cell office:value-type="string">
            <text:p>The government has decided to take future tendering and procurement for Aakash2 tablets from IIT Rajasthan, and hand it over to public sector undertakings. The decision comes in the wake of a spat between IIT-Rajasthan, current procurement agency for Aakash and the tablet's current maker Datawind, which has led to a stoppage of supplies. "We have realised that educational institutes are not capable of handling tenders as it involves large sums of money and handling vendors. Public sector undertakings are much better equipped to handle it," said a government official, involved with [NMEICT].</text:p>
          </table:table-cell>
          <table:table-cell office:value-type="string">
            <text:p>News</text:p>
          </table:table-cell>
          <table:table-cell table:number-columns-repeated="1018"/>
        </table:table-row>
        <table:table-row table:style-name="ro5">
          <table:table-cell office:value-type="string">
            <text:p>03/02/2012</text:p>
          </table:table-cell>
          <table:table-cell office:value-type="string">
            <text:p>Aakash Tablet: 3 More IITs to Work for Making it Cheaper</text:p>
          </table:table-cell>
          <table:table-cell office:value-type="string">
            <text:p>Kanchana Devi, Truthdive</text:p>
          </table:table-cell>
          <table:table-cell office:value-type="string">
            <text:p><text:a xlink:href="http://truthdive.com/2012/02/03/aakash-tablet-3-more-iits-to-work-for-making-it-cheaper.html" xlink:type="simple">http://truthdive.com/2012/02/03/aakash-tablet-3-more-iits-to-work-for-making-it-cheaper.html</text:a></text:p>
          </table:table-cell>
          <table:table-cell office:value-type="string">
            <text:p>Apart from IIT Rajasthan, which is spearheading the project, IIT Mumbai, IIT Madras and IIT Kanpur would also be roped in for the project, sources in the HRD Ministry said... Several PSUs and Centre for Development of Advanced Computing are also expected to chip in to roll out the second phase of the Aakash. The speed of the device will come at 800 MHz instead of 300 MHz at present. The HRD ministry, which has developed prototype of Aakash, also wants the public sector Indian Telephone Industries (ITI) to participate in the bid to supply Aakash 2 tablets from April this year.</text:p>
          </table:table-cell>
          <table:table-cell office:value-type="string">
            <text:p>News</text:p>
          </table:table-cell>
          <table:table-cell table:number-columns-repeated="1018"/>
        </table:table-row>
        <table:table-row table:style-name="ro9">
          <table:table-cell office:value-type="string">
            <text:p>08/02/2012</text:p>
          </table:table-cell>
          <table:table-cell office:value-type="string">
            <text:p>Aakash Lurches toward Another Crisis as India Loses Patience with DataWind</text:p>
          </table:table-cell>
          <table:table-cell office:value-type="string">
            <text:p>Daniel Cooper, Engadget</text:p>
          </table:table-cell>
          <table:table-cell office:value-type="string">
            <text:p><text:a xlink:href="http://www.engadget.com/2012/02/22/aakash-stalls/" xlink:type="simple">http://www.engadget.com/2012/02/22/aakash-stalls/</text:a></text:p>
          </table:table-cell>
          <table:table-cell office:value-type="string">
            <text:p>Despite a record-breaking 1.4 million pre-orders gained in under a fortnight, maker DataWind has only shipped 10,000 units to nearly universal derision. Early adopters have found the processor too slow, battery life too short and the resistive touchscreen difficult to use. Kapil Sibal's Human Resource Development ministry now plans to re-open tendering for a replacement contractor and withdraw DataWind's deal for a further 90,000 units.</text:p>
          </table:table-cell>
          <table:table-cell office:value-type="string">
            <text:p>News</text:p>
          </table:table-cell>
          <table:table-cell table:number-columns-repeated="1018"/>
        </table:table-row>
        <table:table-row table:style-name="ro13">
          <table:table-cell office:value-type="string">
            <text:p>14/02/2012</text:p>
          </table:table-cell>
          <table:table-cell office:value-type="string">
            <text:p>Clouds of Doubt over Aakash</text:p>
          </table:table-cell>
          <table:table-cell office:value-type="string">
            <text:p>Arun Nigavekar, Financial Chronicle</text:p>
          </table:table-cell>
          <table:table-cell office:value-type="string">
            <text:p><text:a xlink:href="http://www.mydigitalfc.com/op-ed/clouds-doubt-over-aakash-680" xlink:type="simple">http://www.mydigitalfc.com/op-ed/clouds-doubt-over-aakash-680</text:a></text:p>
          </table:table-cell>
          <table:table-cell office:value-type="string">
            <text:p>It seems that the government is unhappy with the company [Datawind] after various faults were detected in the Aakash tablet. The HRD ministry now desires that the devise is made more indigenous and the price should further reduce. IIT Mumbai and IIT Kanpur are likely to be involved to address these aspects. It is also reported that PSUs such as ITI or Telecommunications Consultants India (TCIL) are being considered for procurement of Aakash 2 tablets. Moreover, IIT Rajasthan will be no more involved in the drafting of specifications and features of the Aakash 2 tablets. It will be taken care by the department of IT, ministry of communications and IT. A special committee headed by the IT ministry is going to decide over the future specifications of the Aakash 2 tablets.</text:p>
          </table:table-cell>
          <table:table-cell office:value-type="string">
            <text:p>News</text:p>
          </table:table-cell>
          <table:table-cell table:number-columns-repeated="1018"/>
        </table:table-row>
        <table:table-row table:style-name="ro7">
          <table:table-cell office:value-type="string">
            <text:p>21/02/2012</text:p>
          </table:table-cell>
          <table:table-cell office:value-type="string">
            <text:p>Aakash Tablet Project - Govt Dumps Datawind; MediaNama’s RTI</text:p>
          </table:table-cell>
          <table:table-cell office:value-type="string">
            <text:p>Vikas SN, MediaNama</text:p>
          </table:table-cell>
          <table:table-cell office:value-type="string">
            <text:p><text:a xlink:href="http://www.medianama.com/2012/02/223-aakash-tablet-project-govt-dumps-datawind-medianamas-rti/" xlink:type="simple">http://www.medianama.com/2012/02/223-aakash-tablet-project-govt-dumps-datawind-medianamas-rti/</text:a></text:p>
          </table:table-cell>
          <table:table-cell office:value-type="string">
            <text:p>Quoting two unnamed senior government officials, the report states that the government is now planning to launch a revamped tablet at the same price tag. The tablet will apparently be completely indigenous and supervised by a committee comprising of members from the Centre for Development of Advanced Computing (C-DAC), Department of Information Technology, IITs including IIT Kanpur, IIT Mumbai, IIT Chennai and IIT Jodhpur, and a few public sector units. The immediate need for tablets, will however be managed by Bharat Electronics Ltd (BEL) and Electronics Corp. of India Ltd.</text:p>
          </table:table-cell>
          <table:table-cell office:value-type="string">
            <text:p>News</text:p>
          </table:table-cell>
          <table:table-cell table:number-columns-repeated="1018"/>
        </table:table-row>
        <table:table-row table:style-name="ro8">
          <table:table-cell office:value-type="string">
            <text:p>27/02/2012</text:p>
          </table:table-cell>
          <table:table-cell office:value-type="string">
            <text:p>Aakash Put on Notice as BSNL and Pantel Pair up to Produce T-Pad</text:p>
          </table:table-cell>
          <table:table-cell office:value-type="string">
            <text:p>Daniel Cooper, Engadget</text:p>
          </table:table-cell>
          <table:table-cell office:value-type="string">
            <text:p><text:a xlink:href="http://www.engadget.com/2012/02/27/BNSL-pantel-aakash-rival/" xlink:type="simple">http://www.engadget.com/2012/02/27/BNSL-pantel-aakash-rival/</text:a></text:p>
          </table:table-cell>
          <table:table-cell office:value-type="string">
            <text:p>Bharat Sanchar Nigam Limited (BSNL), itself currently under investigation for corruption allegations, has announced a similarly low priced tablet in partnership with Pantel International. The T-Pad IS701R costs Rs 3,250 ($66) compared to the Aakash's Rs 2,999 ($60) but this device has a faster 1GHz processor and runs Gingerbread on a 7-inch 800 x 600 resistive display.</text:p>
          </table:table-cell>
          <table:table-cell office:value-type="string">
            <text:p>News</text:p>
          </table:table-cell>
          <table:table-cell table:number-columns-repeated="1018"/>
        </table:table-row>
        <table:table-row table:style-name="ro7">
          <table:table-cell office:value-type="string">
            <text:p>09/03/2012</text:p>
          </table:table-cell>
          <table:table-cell office:value-type="string">
            <text:p>DoT Clears Distribution of 50 Lakh Tablet PCs in Schools, Colleges</text:p>
          </table:table-cell>
          <table:table-cell office:value-type="string">
            <text:p>Sandeep Joshi, The Hindu</text:p>
          </table:table-cell>
          <table:table-cell office:value-type="string">
            <text:p><text:a xlink:href="http://www.thehindu.com/sci-tech/technology/gadgets/dot-clears-distribution-of-50-lakh-tablet-pcs-in-schools-colleges/article2975284.ece" xlink:type="simple">http://www.thehindu.com/sci-tech/technology/gadgets/dot-clears-distribution-of-50-lakh-tablet-pcs-in-schools-colleges/article2975284.ece</text:a></text:p>
          </table:table-cell>
          <table:table-cell office:value-type="string">
            <text:p>The DoT has declared that the Centre for Development of Advanced Computing (C-DAC), the research and design wing of the Department of Information Technology, will be the nodal agency for successfully implementing the Aakash-2 project. It will be assisted by the Indian Institute of Technology-Mumbai. They will be responsible for finalising specifications, ensuring quality and testing the tablet PCs. The DoT has decided to rope in two PSUs — Bharat Electronics Ltd and ITI Ltd — for manufacturing and procuring the tablet PCs that will be priced between $55 and $70 (around Rs.2,750 and Rs.3,500).</text:p>
          </table:table-cell>
          <table:table-cell office:value-type="string">
            <text:p>News</text:p>
          </table:table-cell>
          <table:table-cell table:number-columns-repeated="1018"/>
        </table:table-row>
        <table:table-row table:style-name="ro6">
          <table:table-cell office:value-type="string">
            <text:p>13/04/2012</text:p>
          </table:table-cell>
          <table:table-cell office:value-type="string">
            <text:p>New Twist in Aakash Tablet Controversy</text:p>
          </table:table-cell>
          <table:table-cell office:value-type="string">
            <text:p>Surabhi Agarwal, Live Mint</text:p>
          </table:table-cell>
          <table:table-cell office:value-type="string">
            <text:p><text:a xlink:href="http://www.livemint.com/Companies/tPJizgWhozc5bEVdIenGfL/New-twist-in-Aakash-tablet-controversy.html" xlink:type="simple">http://www.livemint.com/Companies/tPJizgWhozc5bEVdIenGfL/New-twist-in-Aakash-tablet-controversy.html</text:a></text:p>
          </table:table-cell>
          <table:table-cell office:value-type="string">
            <text:p>The controversy over the Indian government’s $45 tablet, Aakash, has taken a fresh twist, with a scrap breaking out between the manufacturer, Canada’s DataWind Ltd, and its erstwhile assembly partner, Hyderabad’s Quad Electronics Solutions Pvt. Ltd... The fight between the two former partners, who have terminated their relationship and claim to have served legal notices to each other, is the latest chapter in the troubled saga of the government’s ambitious effort to bridge the digital divide with a low-cost product.</text:p>
          </table:table-cell>
          <table:table-cell office:value-type="string">
            <text:p>News</text:p>
          </table:table-cell>
          <table:table-cell table:number-columns-repeated="1018"/>
        </table:table-row>
        <table:table-row table:style-name="ro3">
          <table:table-cell office:value-type="string">
            <text:p>14/04/2012</text:p>
          </table:table-cell>
          <table:table-cell office:value-type="string">
            <text:p>Datawind Breaks Ties with Supplier, Aakash Delayed </text:p>
          </table:table-cell>
          <table:table-cell office:value-type="string">
            <text:p>Harsimran Julka, The Economic Times</text:p>
          </table:table-cell>
          <table:table-cell office:value-type="string">
            <text:p><text:a xlink:href="http://articles.economictimes.indiatimes.com/2012-04-14/news/31342139_1_iit-rajasthan-and-datawind-android-tablets-aakash" xlink:type="simple">http://articles.economictimes.indiatimes.com/2012-04-14/news/31342139_1_iit-rajasthan-and-datawind-android-tablets-aakash</text:a></text:p>
          </table:table-cell>
          <table:table-cell office:value-type="string">
            <text:p>"Quad circumvented our relationship with IIT-Rajasthan, signed a direct memorandum of understanding with them and then sold off its inventory in the open market," Tuli said... People close to the development said that Datawind is evaluating new manufacturing partners in Noida and Cochin but nothing has been finalized yet.</text:p>
          </table:table-cell>
          <table:table-cell office:value-type="string">
            <text:p>News</text:p>
          </table:table-cell>
          <table:table-cell table:number-columns-repeated="1018"/>
        </table:table-row>
        <table:table-row table:style-name="ro13">
          <table:table-cell office:value-type="string">
            <text:p>17/04/2012</text:p>
          </table:table-cell>
          <table:table-cell office:value-type="string">
            <text:p>Govt. Accepted 650 Out Of 6440 Tablets; Spat Between DataWind &amp; Quad</text:p>
          </table:table-cell>
          <table:table-cell office:value-type="string">
            <text:p>Anupam Saxena, MediaNama</text:p>
          </table:table-cell>
          <table:table-cell office:value-type="string">
            <text:p><text:a xlink:href="http://www.medianama.com/2012/04/223-aakash-tablet-govt-accepted-650-out-of-6440-tablets-spat-between-datawind-quad/" xlink:type="simple">http://www.medianama.com/2012/04/223-aakash-tablet-govt-accepted-650-out-of-6440-tablets-spat-between-datawind-quad/</text:a></text:p>
          </table:table-cell>
          <table:table-cell office:value-type="string">
            <text:p>DataWind has said that it has paid Quad for all tablets barring 600, for which it has still not received payment from IIT-Rajasthan, countering Quad’s reported claim that it stopped deliveries to DataWind after 10,000 units due to non-payment. DataWind has now sent a statement stating that it owns the intellectual property rights of Aakash and that Quad had signed a non-disclosure agreement and a manufacturing services agreement with the company, confirming this. The company has alleged that Quad has breached the agreement and sold tablets in the open market. DataWind has also rubbished reports that claim that the Government has not renewed the company’s contract and that it will be supplying 1,00,000 Aakash-2 tablets through IIT-Bombay.</text:p>
          </table:table-cell>
          <table:table-cell office:value-type="string">
            <text:p>News</text:p>
          </table:table-cell>
          <table:table-cell table:number-columns-repeated="1018"/>
        </table:table-row>
        <table:table-row table:style-name="ro11">
          <table:table-cell office:value-type="string">
            <text:p>23/04/2012</text:p>
          </table:table-cell>
          <table:table-cell office:value-type="string">
            <text:p>Upgraded Aakash Tablet To Be Launched In May; DataWind Vs IIT-Rajasthan</text:p>
          </table:table-cell>
          <table:table-cell office:value-type="string">
            <text:p>Anupam Saxena, MediaNama</text:p>
          </table:table-cell>
          <table:table-cell office:value-type="string">
            <text:p><text:a xlink:href="http://www.medianama.com/2012/04/223-upgraded-aakash-tablet-to-be-launched-in-may-datawind-vs-iit-rajasthan/" xlink:type="simple">http://www.medianama.com/2012/04/223-upgraded-aakash-tablet-to-be-launched-in-may-datawind-vs-iit-rajasthan/</text:a></text:p>
          </table:table-cell>
          <table:table-cell office:value-type="string">
            <text:p>n a bid to ‘clear the air’ around the controversial Aakash tablet project, DataWind, the company that had won the contract for manufacturing the tablet for the Indian government, informed that following the transfer of the project from IIT-Rajasthan to IIT-Bombay, the latter is issuing a purchase order for 1,00,000 upgraded Aakash tablets, which DataWind intends to deliver by May. DataWind CEO, Suneet Singh Tuli, said that the government will launch the upgraded Aakash tablet device in May upon approval of the initial deliveries, for which IIT-Bombay and C-DAC (Centre for Development of Advanced Computing) will be conducting testing and certification, at the same price.</text:p>
          </table:table-cell>
          <table:table-cell office:value-type="string">
            <text:p>News</text:p>
          </table:table-cell>
          <table:table-cell table:number-columns-repeated="1018"/>
        </table:table-row>
        <table:table-row table:style-name="ro5">
          <table:table-cell office:value-type="string">
            <text:p>27/04/2012</text:p>
          </table:table-cell>
          <table:table-cell office:value-type="string">
            <text:p>The Tangled Tale of Aakash, the World’s Cheapest Laptop</text:p>
          </table:table-cell>
          <table:table-cell office:value-type="string">
            <text:p>Pamposh Raina and Heather Timmons, The New York Times</text:p>
          </table:table-cell>
          <table:table-cell office:value-type="string">
            <text:p><text:a xlink:href="http://india.blogs.nytimes.com/2012/04/27/the-tangled-tale-of-aakash-the-worlds-cheapest-laptop/" xlink:type="simple">http://india.blogs.nytimes.com/2012/04/27/the-tangled-tale-of-aakash-the-worlds-cheapest-laptop/</text:a></text:p>
          </table:table-cell>
          <table:table-cell office:value-type="string">
            <text:p>I.I.T. Rajasthan is no longer involved, having been replaced by I.I.T. Bombay. DataWind and the company’s India-based subcontractor, Quad Electronic, are having a financial dispute: Quad Electronic claims DataWind owes it $1.12 million, which DataWind denies. Meanwhile, I.I.T. Rajasthan is claiming damages of nearly half a million dollars from DataWind, while DataWind says I.I.T. Rajathan did not return its bid deposit of nearly $100,000. Oh, and DataWind has sent a legal notice to the Indian Cellular Association, accusing them of defamation.</text:p>
          </table:table-cell>
          <table:table-cell office:value-type="string">
            <text:p>News</text:p>
          </table:table-cell>
          <table:table-cell table:number-columns-repeated="1018"/>
        </table:table-row>
        <table:table-row table:style-name="ro5">
          <table:table-cell office:value-type="string">
            <text:p>30/04/2012</text:p>
          </table:table-cell>
          <table:table-cell office:value-type="string">
            <text:p>The Aakash Project’s Bitter Finish</text:p>
          </table:table-cell>
          <table:table-cell office:value-type="string">
            <text:p>Pamposh Raina and Heather Timmons, The New York Times</text:p>
          </table:table-cell>
          <table:table-cell office:value-type="string">
            <text:p><text:a xlink:href="http://india.blogs.nytimes.com/2012/04/30/the-aakash-projects-bitter-finish/" xlink:type="simple">http://india.blogs.nytimes.com/2012/04/30/the-aakash-projects-bitter-finish/</text:a></text:p>
          </table:table-cell>
          <table:table-cell office:value-type="string">
            <text:p>In late February, a committee headed by R. Chandrashekhar, a senior bureaucrat in the government’s Information and technology department, met to discuss the project. In the weeks that followed, the government decided that the project should be transferred from I.I.T. Rajasthan to I.I.T. Bombay, with the consent of the director of I.I.T. Rajasthan, Mr. Kalra. Aakash is now being led by Deepak B. Phatak, a professor at I.I.T. Bombay, who set up the Affordable Solutions Lab in 2003, which aims to develop low-cost technological solutions.</text:p>
          </table:table-cell>
          <table:table-cell office:value-type="string">
            <text:p>News</text:p>
          </table:table-cell>
          <table:table-cell table:number-columns-repeated="1018"/>
        </table:table-row>
        <table:table-row table:style-name="ro13">
          <table:table-cell office:value-type="string">
            <text:p>21/05/2012</text:p>
          </table:table-cell>
          <table:table-cell office:value-type="string">
            <text:p>Cloudy Outlook for Aakash</text:p>
          </table:table-cell>
          <table:table-cell office:value-type="string">
            <text:p>Ashok Parthasarathi, The Hindu</text:p>
          </table:table-cell>
          <table:table-cell office:value-type="string">
            <text:p><text:a xlink:href="http://www.thehindu.com/opinion/op-ed/article3439629.ece" xlink:type="simple">http://www.thehindu.com/opinion/op-ed/article3439629.ece</text:a></text:p>
          </table:table-cell>
          <table:table-cell office:value-type="string">
            <text:p>Mr. Sibal announced in Parliament recently that DWL had since ceased its collaboration with IIT Rajasthan and will now be supplying the one lakh “Aakash” Tablets in collaboration with IIT Bombay! This appears to be in total contradiction of what he told the media on the sidelines of the inauguration of the World IT Forum 2012 on April 17. He said, “We have invited companies from across the world for manufacturing and many are ready to manufacture it here. Currently we are looking at the design and other parameters. After we freeze the design and technology, manufacturing will take place.” More astonishingly, despite the huge work agenda listed by Mr. Sibal, he has concluded in Parliament that “the second version of ‘Aakash' will be launched in May!”</text:p>
          </table:table-cell>
          <table:table-cell office:value-type="string">
            <text:p>News</text:p>
          </table:table-cell>
          <table:table-cell table:number-columns-repeated="1018"/>
        </table:table-row>
        <table:table-row table:style-name="ro10">
          <table:table-cell office:value-type="string">
            <text:p>23/05/2012</text:p>
          </table:table-cell>
          <table:table-cell office:value-type="string">
            <text:p>Aakash Tablet RTI: Rs 47.72 Cr For 100,000 Tabs, Cost $49.98 Each; No Tender Docs With Ministry</text:p>
          </table:table-cell>
          <table:table-cell office:value-type="string">
            <text:p>Nikhil Pahwa, MediaNama</text:p>
          </table:table-cell>
          <table:table-cell office:value-type="string">
            <text:p><text:a xlink:href="http://www.medianama.com/2012/05/223-aakash-tablet-rti-rs-47-72-cr-for-100000-tabs-cost-49-98-each-no-tender-docs-with-ministry/" xlink:type="simple">http://www.medianama.com/2012/05/223-aakash-tablet-rti-rs-47-72-cr-for-100000-tabs-cost-49-98-each-no-tender-docs-with-ministry/</text:a></text:p>
          </table:table-cell>
          <table:table-cell office:value-type="string">
            <text:p>The HRD Ministry has released Rs 47.72 crore to IIT Rajasthan for testing low cost access-cum-computing devices and hardware and software optimization of low cost access devices. The ministry says that it does not have details of the tender/document/financial bid/payment made by IIT Rajasthan to Datawind... The HRD Ministry says that it has no information regarding the number of tablets provided to IIT Rajasthan by Datawind, the list of educational institutions to which Aakash Tablets have been distributed, the total number of tablets that have been issued and how many students in each educational institution have been issued the Aakash Tablet.</text:p>
          </table:table-cell>
          <table:table-cell office:value-type="string">
            <text:p>News</text:p>
          </table:table-cell>
          <table:table-cell table:number-columns-repeated="1018"/>
        </table:table-row>
        <table:table-row table:style-name="ro5">
          <table:table-cell office:value-type="string">
            <text:p>28/05/2012</text:p>
          </table:table-cell>
          <table:table-cell office:value-type="string">
            <text:p>Aakash Tablet RTI: Only 572 Tablets Distributed To 19 Colleges</text:p>
          </table:table-cell>
          <table:table-cell office:value-type="string">
            <text:p>Nikhil Pahwa, MediaNama</text:p>
          </table:table-cell>
          <table:table-cell office:value-type="string">
            <text:p><text:a xlink:href="http://www.medianama.com/2012/05/223-aakash-tablet-rti-college-datawind/" xlink:type="simple">http://www.medianama.com/2012/05/223-aakash-tablet-rti-college-datawind/</text:a></text:p>
          </table:table-cell>
          <table:table-cell office:value-type="string">
            <text:p>IIT Rajasthan has so far distributed 572 of the 6640 Aakash Tablet devices received by it from its manufacturer Datawind, the college has said, in response to a Right To Information request filed by MediaNama. Of these, IIT Rajasthan 546 have been distributed to students, while 26 have been distributed to coordinators. IIT Rajasthan itself is the largest recipient of the Aakash Table, with 181 devices having been distributed to students, while Dayalbagh Educational Institute in Agra has received 59 and IIIT-DM in Jabalpur has received 47 devices.</text:p>
          </table:table-cell>
          <table:table-cell office:value-type="string">
            <text:p>News</text:p>
          </table:table-cell>
          <table:table-cell table:number-columns-repeated="1018"/>
        </table:table-row>
        <table:table-row table:style-name="ro9">
          <table:table-cell office:value-type="string">
            <text:p>02/06/2012</text:p>
          </table:table-cell>
          <table:table-cell office:value-type="string">
            <text:p>Aakash 2, the Cheapest Tablet PC, Misses May-End Deadline</text:p>
          </table:table-cell>
          <table:table-cell office:value-type="string">
            <text:p>Harsimran Julka, The Economic Times</text:p>
          </table:table-cell>
          <table:table-cell office:value-type="string">
            <text:p><text:a xlink:href="http://articles.economictimes.indiatimes.com/2012-06-02/news/31984185_1_tablet-datawind-kapil-sibal" xlink:type="simple">http://articles.economictimes.indiatimes.com/2012-06-02/news/31984185_1_tablet-datawind-kapil-sibal</text:a></text:p>
          </table:table-cell>
          <table:table-cell office:value-type="string">
            <text:p><text:s/>Datawind ended the relationship with Hyderabad-based Quad Electronics, its Indian manufacturing partner, causing delays in the supply of tablets. Datawind was supposed to supply 1,00,000 tablets to IIT-Rajasthan. Since then, Datawind has contracted Hyderabad-based VMC Systems to supply the tablets. About 50 people have reportedly been poached by VMC Systems from Quad Electronics who were earlier working on the Aakash assembly line.</text:p>
          </table:table-cell>
          <table:table-cell office:value-type="string">
            <text:p>News</text:p>
          </table:table-cell>
          <table:table-cell table:number-columns-repeated="1018"/>
        </table:table-row>
        <table:table-row table:style-name="ro9">
          <table:table-cell office:value-type="string">
            <text:p>18/06/2012</text:p>
          </table:table-cell>
          <table:table-cell office:value-type="string">
            <text:p>How The Failed Aakash Tablet Is An Object Lesson In India's Long Road Ahead To Tech Innovation</text:p>
          </table:table-cell>
          <table:table-cell office:value-type="string">
            <text:p>April Rabkin, Fast Company</text:p>
          </table:table-cell>
          <table:table-cell office:value-type="string">
            <text:p><text:a xlink:href="http://www.fastcompany.com/1839297/how-failed-aakash-tablet-object-lesson-indias-long-road-ahead-tech-innovation" xlink:type="simple">http://www.fastcompany.com/1839297/how-failed-aakash-tablet-object-lesson-indias-long-road-ahead-tech-innovation</text:a></text:p>
          </table:table-cell>
          <table:table-cell office:value-type="string">
            <text:p>Throughout the month, hundreds of Aakashes began to arrive at IIT Rajasthan for testing. The problems were immediately evident. According to one source close to the university, a third of the devices didn't start at all. Most of those that did either failed the basic drop test, overheated quickly, or saw their screens freeze until the battery ran out. A peek inside the box revealed circuitry and imported components held together by electrical tape.</text:p>
          </table:table-cell>
          <table:table-cell office:value-type="string">
            <text:p>News</text:p>
          </table:table-cell>
          <table:table-cell table:number-columns-repeated="1018"/>
        </table:table-row>
        <table:table-row table:style-name="ro9">
          <table:table-cell office:value-type="string">
            <text:p>19/09/2012</text:p>
          </table:table-cell>
          <table:table-cell office:value-type="string">
            <text:p>India Proposes JV with Turkmenistan to Manufacture Aakash</text:p>
          </table:table-cell>
          <table:table-cell office:value-type="string">
            <text:p>Satrapia</text:p>
          </table:table-cell>
          <table:table-cell office:value-type="string">
            <text:p><text:a xlink:href="http://www.satrapia.com/news/article/india-proposes-jv-with-turkmenistan-to-manufacture-aakash/" xlink:type="simple">http://www.satrapia.com/news/article/india-proposes-jv-with-turkmenistan-to-manufacture-aakash/</text:a></text:p>
          </table:table-cell>
          <table:table-cell office:value-type="string">
            <text:p>Indian telecom Minister Kapil Sibal, who is on a visit to Turkmenistan, suggested forming a joint venture company which may manufacture Aakash, according to an official release. Indian side will design the necessary hardware and software of the tablet fulfilling the Turkmen side needs, it added. “Besides supplying the low-cost tablets, the joint venture company can market the product to other international markets,” he said. </text:p>
          </table:table-cell>
          <table:table-cell office:value-type="string">
            <text:p>News</text:p>
          </table:table-cell>
          <table:table-cell table:number-columns-repeated="1018"/>
        </table:table-row>
        <table:table-row table:style-name="ro9">
          <table:table-cell office:value-type="string">
            <text:p>22/10/2012</text:p>
          </table:table-cell>
          <table:table-cell office:value-type="string">
            <text:p>Ministers Give Thumbs up to Aakash II</text:p>
          </table:table-cell>
          <table:table-cell office:value-type="string">
            <text:p>Business Line</text:p>
          </table:table-cell>
          <table:table-cell office:value-type="string">
            <text:p><text:a xlink:href="http://www.thehindubusinessline.com/industry-and-economy/info-tech/ministers-give-thumbs-up-to-aakashii/article4022563.ece" xlink:type="simple">http://www.thehindubusinessline.com/industry-and-economy/info-tech/ministers-give-thumbs-up-to-aakashii/article4022563.ece</text:a></text:p>
          </table:table-cell>
          <table:table-cell office:value-type="string">
            <text:p><text:s/>The new version of Aakash has been given a positive rating by Union ministers, whose feedback on the low cost computing device were sought, with the Labour Ministry proposing to provide it in ITIs also. Aakash-II tablets, which will be officially launched by President Pranab Mukherjee here on education day on November 11, were sent to all ministers as well as state chief ministers for their views and suggestions.</text:p>
          </table:table-cell>
          <table:table-cell office:value-type="string">
            <text:p>News</text:p>
          </table:table-cell>
          <table:table-cell table:number-columns-repeated="1018"/>
        </table:table-row>
        <table:table-row table:style-name="ro9">
          <table:table-cell office:value-type="string">
            <text:p>09/11/2012</text:p>
          </table:table-cell>
          <table:table-cell office:value-type="string">
            <text:p>We have made many mistakes, but I've left them behind: Datawind CEO</text:p>
          </table:table-cell>
          <table:table-cell office:value-type="string">
            <text:p>S. Ronendra Singh, The Hindu</text:p>
          </table:table-cell>
          <table:table-cell office:value-type="string">
            <text:p><text:a xlink:href="http://www.thehindubusinessline.com/industry-and-economy/info-tech/we-have-made-many-mistakes-but-ive-left-them-behind-datawind-ceo/article4081841.ece" xlink:type="simple">http://www.thehindubusinessline.com/industry-and-economy/info-tech/we-have-made-many-mistakes-but-ive-left-them-behind-datawind-ceo/article4081841.ece</text:a></text:p>
          </table:table-cell>
          <table:table-cell office:value-type="string">
            <text:p>We helped create a market of Rs 6,500–7,000 a tablet that cost Rs 15,000–20,000 a year ago by companies such as Micromax and Lava. We are selling our product at Rs 2,263 to the Government and for Rs 3,500 to the consumers. Computing/ Internet has arrived in India, which could leave behind the telecom revolution... We are getting a margin of less than 10 per cent from the Government deal and around 15 per cent from the consumers, but we do not mind that. </text:p>
          </table:table-cell>
          <table:table-cell office:value-type="string">
            <text:p>News</text:p>
          </table:table-cell>
          <table:table-cell table:number-columns-repeated="1018"/>
        </table:table-row>
        <table:table-row table:style-name="ro5">
          <table:table-cell office:value-type="string">
            <text:p>11/12/2012</text:p>
          </table:table-cell>
          <table:table-cell office:value-type="string">
            <text:p>President Unveils Aakash Version 2.0 Tablet on National Education Day</text:p>
          </table:table-cell>
          <table:table-cell office:value-type="string">
            <text:p>Press Information Bureau, GoI</text:p>
          </table:table-cell>
          <table:table-cell office:value-type="string">
            <text:p><text:a xlink:href="http://pib.nic.in/newsite/PrintRelease.aspx?relid=88984" xlink:type="simple">http://pib.nic.in/newsite/PrintRelease.aspx?relid=88984</text:a></text:p>
          </table:table-cell>
          <table:table-cell office:value-type="string">
            <text:p>The President of India, Shri Pranab Mukherjee took the occasion of National Education Day to release and dedicate to the nation, the innovative and modestly-priced Aakash Version 2.0 tablet in New Delhi today... Aakash Version 2.0 is a full-fledged tablet computer. IIT Bombay along with the Ministry of Human Resource Development has created several useful educational applications for the tablet. Teachers and students in the remotest corners of India can join a classroom and benefit from lectures delivered by the best teachers. </text:p>
          </table:table-cell>
          <table:table-cell office:value-type="string">
            <text:p>Government</text:p>
          </table:table-cell>
          <table:table-cell table:number-columns-repeated="1018"/>
        </table:table-row>
        <table:table-row table:style-name="ro7">
          <table:table-cell office:value-type="string">
            <text:p>14/11/2012</text:p>
          </table:table-cell>
          <table:table-cell office:value-type="string">
            <text:p>Indian Government Unveils Aakash 2 Tablet; Aakash In Education</text:p>
          </table:table-cell>
          <table:table-cell office:value-type="string">
            <text:p>Vikas SN, MediaNama</text:p>
          </table:table-cell>
          <table:table-cell office:value-type="string">
            <text:p><text:a xlink:href="http://www.medianama.com/2012/11/223-indian-government-unveils-aakash-2-tablet-aakash-in-education/" xlink:type="simple">http://www.medianama.com/2012/11/223-indian-government-unveils-aakash-2-tablet-aakash-in-education/</text:a></text:p>
          </table:table-cell>
          <table:table-cell office:value-type="string">
            <text:p>Similar to the original Aakash, this Android based tablet has been designed, developed and manufactured by Datawind for supply to IIT Bombay, under the HRD Ministry’s National Mission on Education through Information &amp; Communication Technology (NME-ICT)... According to the press statement, Datawind will be providing 100,000 units of Aakash 2 to IIT Bombay in the first phase, which in turn intends to distribute these tablets to Engineering students across various colleges and universities. The government intends to distribute these tablets to over 220 million Indian students in the coming years.</text:p>
          </table:table-cell>
          <table:table-cell office:value-type="string">
            <text:p>News</text:p>
          </table:table-cell>
          <table:table-cell table:number-columns-repeated="1018"/>
        </table:table-row>
        <table:table-row table:style-name="ro4">
          <table:table-cell office:value-type="string">
            <text:p>18/11/2012</text:p>
          </table:table-cell>
          <table:table-cell office:value-type="string">
            <text:p>Datawind to Clear All Paid Orders for Aakash in 6 Weeks</text:p>
          </table:table-cell>
          <table:table-cell office:value-type="string">
            <text:p>Business Line</text:p>
          </table:table-cell>
          <table:table-cell office:value-type="string">
            <text:p><text:a xlink:href="http://www.thehindubusinessline.com/industry-and-economy/info-tech/datawind-to-clear-all-paid-orders-for-aakash-in-6-weeks/article4108396.ece" xlink:type="simple">http://www.thehindubusinessline.com/industry-and-economy/info-tech/datawind-to-clear-all-paid-orders-for-aakash-in-6-weeks/article4108396.ece</text:a></text:p>
          </table:table-cell>
          <table:table-cell office:value-type="string">
            <text:p>“All the paid orders (for tablets with) resistive and capacitative (screens) without SIM will be cleared in next 10 days. But the ones that want tablet with SIM will be cleared in 4 to 6 weeks,” DataWind CEO Suneet Singh Tuli told PTI. </text:p>
          </table:table-cell>
          <table:table-cell office:value-type="string">
            <text:p>News</text:p>
          </table:table-cell>
          <table:table-cell table:number-columns-repeated="1018"/>
        </table:table-row>
        <table:table-row table:style-name="ro5">
          <table:table-cell office:value-type="string">
            <text:p>24/11/2012</text:p>
          </table:table-cell>
          <table:table-cell office:value-type="string">
            <text:p>Conned: Aakash 2 made in China?</text:p>
          </table:table-cell>
          <table:table-cell office:value-type="string">
            <text:p>Vivek Sinha, Hindustan Times</text:p>
          </table:table-cell>
          <table:table-cell office:value-type="string">
            <text:p><text:a xlink:href="http://www.hindustantimes.com/technology/gadgets-updates/conned-aakash-2-made-in-china/article1-963600.aspx" xlink:type="simple">http://www.hindustantimes.com/technology/gadgets-updates/conned-aakash-2-made-in-china/article1-963600.aspx</text:a></text:p>
          </table:table-cell>
          <table:table-cell office:value-type="string">
            <text:p>Documents reviewed by HT show DataWind founders and NRI brothers Suneet and Raja Singh Tuli may have procured these devices off-the-shelf from manufacturers in China for $42 ( Rs. 2,263 then), exactly the price at which they sold these to the Indian government. DataWind bought more than 10,000 or more "A 13" made-in-China tablets from at least four manufacturers in Shenzhen and Hong Kong between October 26 and November 7. These were shipped to India duty-free as they were meant for school students under an HRD ministry programme.</text:p>
          </table:table-cell>
          <table:table-cell office:value-type="string">
            <text:p>News</text:p>
          </table:table-cell>
          <table:table-cell table:number-columns-repeated="1018"/>
        </table:table-row>
        <table:table-row table:style-name="ro5">
          <table:table-cell office:value-type="string">
            <text:p>26/11/2012</text:p>
          </table:table-cell>
          <table:table-cell office:value-type="string">
            <text:p>India’s ‘Aakash,’ Now Made in China</text:p>
          </table:table-cell>
          <table:table-cell office:value-type="string">
            <text:p>Pamposh Raina and Mia Li, The New York Times</text:p>
          </table:table-cell>
          <table:table-cell office:value-type="string">
            <text:p><text:a xlink:href="http://india.blogs.nytimes.com/2012/11/26/india’s-super-cheap-tablet-now-made-in-china/?_php=true&amp;_type=blogs&amp;_php=true&amp;_type=blogs&amp;_r=1" xlink:type="simple">http://india.blogs.nytimes.com/2012/11/26/india%E2%80%99s-super-cheap-tablet-now-made-in-china/?_php=true&amp;_type=blogs&amp;_php=true&amp;_type=blogs&amp;_r=1</text:a></text:p>
          </table:table-cell>
          <table:table-cell office:value-type="string">
            <text:p>DataWind, the Canada-based company that won a government contract to produce the first 100,000 Aakash tablets, which are bound for India’s colleges and universities, “does only sales,” said Li Junhao, the president of Trend Grace, a company based in Shenzhen that is one of several Chinese manufacturers making Aakash-2 tablets, according to invoices sent to DataWind that were reviewed by India Ink. “The tablets we sell to DataWind are ready to be sold. They are finished, ready-to-use products,” Mr. Li said in a telephone interview.</text:p>
          </table:table-cell>
          <table:table-cell office:value-type="string">
            <text:p>News</text:p>
          </table:table-cell>
          <table:table-cell table:number-columns-repeated="1018"/>
        </table:table-row>
        <table:table-row table:style-name="ro5">
          <table:table-cell office:value-type="string">
            <text:p>27/11/2012</text:p>
          </table:table-cell>
          <table:table-cell office:value-type="string">
            <text:p>Updated: Aakash 2 Manufactured In China And Not India: Report; Datawind Refutes Allegations</text:p>
          </table:table-cell>
          <table:table-cell office:value-type="string">
            <text:p>Apurva Chaudhary, MediaNama</text:p>
          </table:table-cell>
          <table:table-cell office:value-type="string">
            <text:p><text:a xlink:href="http://www.medianama.com/2012/11/223-aakash-2-manufactured-in-china-and-not-india-report-datawind-refutes-allegations/" xlink:type="simple">http://www.medianama.com/2012/11/223-aakash-2-manufactured-in-china-and-not-india-report-datawind-refutes-allegations/</text:a></text:p>
          </table:table-cell>
          <table:table-cell office:value-type="string">
            <text:p>Datawind sold these tablets to the government exactly at the same price at which they procured them. The tablet is being distributed to students by Datawind at government subsidized cost of Rs 1,130. Documents reviewed by HT show that Datawind bought more than 10,000 tablets made in China from four manufacturers in Shenzhen and Hong Kong — Kalong Technology Co., Ltd, Dasen International Electronics Co Ltd, Trend Grace and Shenzhen Shetong Zhaoli Co Ltd... IIT-Bombay had issued a certificate dated October 29 for importing about 20,000 tablets into India.</text:p>
          </table:table-cell>
          <table:table-cell office:value-type="string">
            <text:p>News</text:p>
          </table:table-cell>
          <table:table-cell table:number-columns-repeated="1018"/>
        </table:table-row>
        <table:table-row table:style-name="ro5">
          <table:table-cell office:value-type="string">
            <text:p>27/11/2012</text:p>
          </table:table-cell>
          <table:table-cell office:value-type="string">
            <text:p>Dear Mr Tuli, We’d be Grateful if You could Start Shipping - An Open Letter to Datawind CEO</text:p>
          </table:table-cell>
          <table:table-cell office:value-type="string">
            <text:p>Jayadevan P.K., NextBigWhat</text:p>
          </table:table-cell>
          <table:table-cell office:value-type="string">
            <text:p><text:a xlink:href="http://www.nextbigwhat.com/open-letter-to-sunit-tuli-datawind-297/" xlink:type="simple">http://www.nextbigwhat.com/open-letter-to-sunit-tuli-datawind-297/</text:a></text:p>
          </table:table-cell>
          <table:table-cell office:value-type="string">
            <text:p>If you seriously believe that those “allegations are a desperate attempt sabotage the image of India,” we wish that you would remain unfazed by the allegations levelled at your firm by a certain newspaper and start shipping now. Be sure to get rid of those “misleading” labels. Never mind that subsequently, another reporter dug out documents showing that about 12,000 devices designed by AllWinner Tech of China were procured by your company Datawind weeks before the launch date on November 11. For all you know, it could be Chinese propaganda.</text:p>
          </table:table-cell>
          <table:table-cell office:value-type="string">
            <text:p>Misc</text:p>
          </table:table-cell>
          <table:table-cell table:number-columns-repeated="1018"/>
        </table:table-row>
        <table:table-row table:style-name="ro3">
          <table:table-cell office:value-type="string">
            <text:p>29/11/2012</text:p>
          </table:table-cell>
          <table:table-cell office:value-type="string">
            <text:p>Aakash 2 Tablet Unveiled at UN Headquarters</text:p>
          </table:table-cell>
          <table:table-cell office:value-type="string">
            <text:p>The Economic Times</text:p>
          </table:table-cell>
          <table:table-cell office:value-type="string">
            <text:p><text:a xlink:href="http://articles.economictimes.indiatimes.com/2012-11-29/news/35433152_1_aakash-tablet-suneet-singh-tuli-datawind" xlink:type="simple">http://articles.economictimes.indiatimes.com/2012-11-29/news/35433152_1_aakash-tablet-suneet-singh-tuli-datawind</text:a></text:p>
          </table:table-cell>
          <table:table-cell office:value-type="string">
            <text:p><text:s/>UN Secretary General Ban Ki-moon praised India as a "super-power" in the field of information technology as he unveiled the country's first indigenously created low-cost Aakash 2 tablet here. The tablet was showcased at the UN headquarters yesterday on the occasion of the India's current Presidency of the UN Security Council.</text:p>
          </table:table-cell>
          <table:table-cell office:value-type="string">
            <text:p>News</text:p>
          </table:table-cell>
          <table:table-cell table:number-columns-repeated="1018"/>
        </table:table-row>
        <table:table-row table:style-name="ro9">
          <table:table-cell office:value-type="string">
            <text:p>30/11/2012</text:p>
          </table:table-cell>
          <table:table-cell office:value-type="string">
            <text:p>The Storm behind DataWind’s Aakash Tablets</text:p>
          </table:table-cell>
          <table:table-cell office:value-type="string">
            <text:p>Rajesh Kurup, Business Line</text:p>
          </table:table-cell>
          <table:table-cell office:value-type="string">
            <text:p><text:a xlink:href="http://www.thehindubusinessline.com/industry-and-economy/info-tech/the-storm-behind-datawinds-aakash-tablets/article4151110.ece" xlink:type="simple">http://www.thehindubusinessline.com/industry-and-economy/info-tech/the-storm-behind-datawinds-aakash-tablets/article4151110.ece</text:a></text:p>
          </table:table-cell>
          <table:table-cell office:value-type="string">
            <text:p>“Although we are big proponents of manufacturing in India, and there are significant efforts to enable numerous manufacturers to be able to produce tablets in India, there was no commitment to make the product in India,” DataWind Chief Executive Officer Suneet Singh Tuli said in an e-mail reply to Business Line. The box of the Ubislate series tablets manufactured by DataWind also did not mention that the devices were ‘Made in India’, he said. </text:p>
          </table:table-cell>
          <table:table-cell office:value-type="string">
            <text:p>News</text:p>
          </table:table-cell>
          <table:table-cell table:number-columns-repeated="1018"/>
        </table:table-row>
        <table:table-row table:style-name="ro4">
          <table:table-cell office:value-type="string">
            <text:p>10/11/2012</text:p>
          </table:table-cell>
          <table:table-cell office:value-type="string">
            <text:p>Priyamani to Endorse Aakash 2 Tablet?</text:p>
          </table:table-cell>
          <table:table-cell office:value-type="string">
            <text:p>KollyTalk</text:p>
          </table:table-cell>
          <table:table-cell office:value-type="string">
            <text:p><text:a xlink:href="http://www.kollytalk.com/cinenews/priyamani-to-endorse-aakash-2-tablet-75009.html" xlink:type="simple">http://www.kollytalk.com/cinenews/priyamani-to-endorse-aakash-2-tablet-75009.html</text:a></text:p>
          </table:table-cell>
          <table:table-cell office:value-type="string">
            <text:p>The actress mentioned, “I have not yet signed on any papers regarding the Aakash deal yet. But I am in talks with the concerned authorities and would like to be part of my first deal as a brand ambassador”.</text:p>
          </table:table-cell>
          <table:table-cell office:value-type="string">
            <text:p>News</text:p>
          </table:table-cell>
          <table:table-cell table:number-columns-repeated="1018"/>
        </table:table-row>
        <table:table-row table:style-name="ro14" table:number-rows-repeated="1048507">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6-02T09:44:44</dc:date>
    <dc:creator>sumandro </dc:creator>
    <meta:generator>LibreOffice/3.5$Linux_X86_64 LibreOffice_project/350m1$Build-2</meta:generator>
    <meta:editing-duration>PT6H53M57S</meta:editing-duration>
    <meta:editing-cycles>10</meta:editing-cycles>
    <meta:document-statistic meta:table-count="1" meta:cell-count="408" meta:object-count="0"/>
  </office:meta>
</office:document-meta>
</file>